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i>x</mi>
            <mrow>
              <mrow>
                <mo fence="true" stretchy="false">(</mo>
                <mrow>
                  <mi>δ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δ</mi>
            </mrow>
            <mrow>
              <mo fence="true" stretchy="false">(</mo>
              <mrow>
                <mrow>
                  <mi>t</mi>
                  <mo stretchy="false">−</mo>
                  <msub>
                    <mi mathvariant="italic">nT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space width="1em"/>
            </mrow>
            <mfrac>
              <mn>1</mn>
              <msub>
                <mi>T</mi>
                <mi>s</mi>
              </msub>
            </mfrac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X</mi>
            </mrow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sub>
              <mi>x</mi>
              <mi>p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underover>
                <mo stretchy="false">∑</mo>
                <mrow>
                  <mo stretchy="false">−</mo>
                  <mi mathvariant="normal">∞</mi>
                </mrow>
                <mi mathvariant="normal">∞</mi>
              </munderover>
              <msub>
                <mi>C</mi>
                <mi>n</mi>
              </msub>
            </mrow>
            <msup>
              <mi>e</mi>
              <mrow>
                <mi>j</mi>
                <mi>π</mi>
                <msub>
                  <mi mathvariant="italic">nf</mi>
                  <mi>s</mi>
                </msub>
                <mi>t</mi>
              </mrow>
            </msup>
          </mrow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space width="1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sub>
                <mi>C</mi>
                <mi>n</mi>
              </msub>
            </mrow>
            <mi>x</mi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∗</mo>
              <mi>P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o fence="true" stretchy="false">[</mo>
                  <mrow>
                    <mrow>
                      <mi>x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row>
                        <munderover>
                          <mo stretchy="false">∑</mo>
                          <mrow>
                            <mo stretchy="false">−</mo>
                            <mi mathvariant="normal">∞</mi>
                          </mrow>
                          <mi mathvariant="normal">∞</mi>
                        </munderover>
                        <mi>δ</mi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sub>
                              <mi mathvariant="italic">nT</mi>
                              <mi>s</mi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∗</mo>
                <mi>P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x</mi>
              <mi>s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f</mi>
              </mrow>
              <mo fence="true" stretchy="false">)</mo>
            </mrow>
            <mi>.</mi>
            <mfrac>
              <mn>1</mn>
              <msub>
                <mi>T</mi>
                <mi>s</mi>
              </msub>
            </mfrac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x</mi>
            </mrow>
            <mrow>
              <mo fence="true" stretchy="false">(</mo>
              <mrow>
                <mrow>
                  <mi>f</mi>
                  <mo stretchy="false">−</mo>
                  <msub>
                    <mi mathvariant="italic">nf</mi>
                    <mi>s</mi>
                  </msub>
                </mrow>
              </mrow>
              <mo fence="true" stretchy="false">)</mo>
            </mrow>
          </mrow>
        </mtd>
      </mtr>
    </mtable>
    <annotation encoding="StarMath 5.0">newline
x_s(t) = x( t)x( %delta) = x( t )sum from{n= -infinity} to{infinity} %delta(t - nT_s )
newline newline 
x_{s}( f ) = `` {1} over {T_s} sum from{n= -infinity} to{infinity} X(f - nf_s )

newline newline newline


x_s( t ) = x( t )x_p( t ) = x( t )sum from{ -infinity }to{ infinity }C_n e^{j %pi nf_{s}t }
newline
x_{s}( f ) =``sum from{n= -infinity} to{infinity}C_n x(f - nf_s )

newline newline newline 
x_s( t ) = x'( t ) * P( t ) = [ x(t)sum from{-infinity} to {infinity} %delta(t -nT_s )] * P( t )
newline newline

x_{s}( f ) =P(f) . {1} over {T_s} sum from{n= -infinity} to{infinity} x(f - nf_s )
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1:07:33.707016427</meta:creation-date>
    <dc:date>2020-06-16T20:19:13.983068085</dc:date>
    <meta:editing-duration>PT5H12M5S</meta:editing-duration>
    <meta:editing-cycles>4</meta:editing-cycles>
    <meta:generator>LibreOffice/6.4.4.2$Linux_X86_64 LibreOffice_project/706abf8817d63c225da2eaeb9c9523a7d4d3595c</meta:generator>
  </office:meta>
</office:document-meta>
</file>